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gr1" style:family="graphic">
      <style:graphic-properties draw:stroke="solid" svg:stroke-color="#000000" draw:fill="none" draw:fill-color="#ffffff" fo:min-height="1.8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a1" draw:style-name="gr1" draw:text-style-name="P1" svg:width="3.795cm" svg:height="1.825cm" svg:x="6.514cm" svg:y="3.687cm"><draw:text-box><text:p>recibe ordenes y mueve hacia destino</text:p><text:p><text:span text:style-name="T1">-mueve cada torre n pasos hacia la posición destino actual</text:span></text:p></draw:text-box></draw:frame><draw:frame text:anchor-type="paragraph" draw:z-index="1" draw:name="Forma1" draw:style-name="gr1" draw:text-style-name="P1" svg:width="3.795cm" svg:height="2.608cm" svg:x="-0.243cm" svg:y="3.718cm"><draw:text-box><text:p>proceso orden mando</text:p><text:p><text:span text:style-name="T1">- calcula posición dependiendo de la tecla pulsada</text:span></text:p><text:p><text:span text:style-name="T1">- calcula la cinemática inversa para la posición destino</text:span></text:p><text:p><text:span text:style-name="T1">- encola la posición destino</text:span></text:p><text:p/></draw:text-box></draw:frame><draw:frame text:anchor-type="paragraph" draw:z-index="2" draw:name="Forma1" draw:style-name="gr1" draw:text-style-name="P1" svg:width="3.795cm" svg:height="1.955cm" svg:x="12.831cm" svg:y="3.701cm"><draw:text-box><text:p>proceso orden puerto serie</text:p><text:p><text:span text:style-name="T1">- calcula la cinemática inversa para la posición destino</text:span></text:p><text:p><text:span text:style-name="T1">- encola la posición destino</text:span></text:p></draw:text-box></draw:frame><draw:frame text:anchor-type="paragraph" draw:z-index="3" draw:name="Forma1" draw:style-name="gr1" draw:text-style-name="P1" svg:width="3.795cm" svg:height="1.825cm" svg:x="6.498cm" svg:y="0.723cm"><draw:text-box><text:p>inicializa → mueve a home</text:p><text:p/></draw:text-box></draw:frame><draw:line text:anchor-type="paragraph" draw:z-index="4" draw:name="Forma2" draw:style-name="gr2" draw:text-style-name="P2" svg:x1="8.223cm" svg:y1="2.626cm" svg:x2="8.223cm" svg:y2="3.603cm"><text:p/></draw:line><draw:line text:anchor-type="paragraph" draw:z-index="5" draw:name="Forma3" draw:style-name="gr2" draw:text-style-name="P2" svg:x1="10.308cm" svg:y1="4.581cm" svg:x2="12.749cm" svg:y2="4.597cm"><text:p/></draw:line><draw:line text:anchor-type="paragraph" draw:z-index="6" draw:name="Forma4" draw:style-name="gr2" draw:text-style-name="P2" svg:x1="6.514cm" svg:y1="4.777cm" svg:x2="3.551cm" svg:y2="4.743cm"><text:p/></draw:line><draw:frame text:anchor-type="paragraph" draw:z-index="7" draw:name="Forma5" draw:style-name="gr3" draw:text-style-name="P3" svg:width="1.401cm" svg:height="0.655cm" svg:x="4.658cm" svg:y="4.401cm"><draw:text-box><text:p><text:span text:style-name="T1">Mando pulsado</text:span></text:p></draw:text-box></draw:frame><draw:frame text:anchor-type="paragraph" draw:z-index="8" draw:name="Forma5" draw:style-name="gr3" draw:text-style-name="P3" svg:width="1.809cm" svg:height="0.655cm" svg:x="10.86cm" svg:y="4.304cm"><draw:text-box><text:p><text:span text:style-name="T1">Comando recibido</text:span></text:p></draw:text-box></draw:frame><draw:frame text:anchor-type="paragraph" draw:z-index="9" draw:name="Forma5" draw:style-name="gr4" draw:text-style-name="P3" svg:width="2.297cm" svg:height="0.655cm" svg:x="7.505cm" svg:y="2.854cm"><draw:text-box><text:p><text:span text:style-name="T1">Home alcanzad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9:50:36.061000000</meta:creation-date>
    <dc:date>2017-04-15T20:52:34.640000000</dc:date>
    <meta:editing-duration>PT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2.4.2$Windows_x86 LibreOffice_project/3d5603e1122f0f102b62521720ab13a38a4e0eb0</meta:generator>
  </office:meta>
</office:document-meta>
</file>